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pt" style:font-size-asian="5pt" style:font-size-complex="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0.6cm" svg:x="14.9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4.8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5.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0.6cm" svg:x="6cm" svg:y="3.6cm">
          <text:p text:style-name="P2"><text:span text:style-name="T1">0x4 (MEM_CTL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6cm" svg:y="3.6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5cm" svg:height="0.6cm" svg:x="3.44cm" svg:y="3.6cm">
          <text:p text:style-name="P2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5cm" svg:height="0.6cm" svg:x="3.44cm" svg:y="4.4cm">
          <text:p text:style-name="P2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6cm" svg:x="4.8cm" svg:y="3cm">
          <text:p text:style-name="P2"><text:span text:style-name="T1">Command fr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6cm" svg:x="9.7cm" svg:y="3cm">
          <text:p text:style-name="P2"><text:span text:style-name="T1">Data 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3.5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3cm" svg:y="3.6cm">
          <text:p text:style-name="P3"><text:span text:style-name="T2">mem</text:span><text:span text:style-name="T2"><text:line-break/></text:span><text:span text:style-name="T2">r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2.5cm" svg:y="3.6cm">
          <text:p text:style-name="P3"><text:span text:style-name="T2">B/W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0.6cm" svg:x="9.7cm" svg:y="3.6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6cm" svg:x="14.6cm" svg:y="3cm">
          <text:p text:style-name="P2"><text:span text:style-name="T1">Burst Fram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5cm" svg:height="5.25cm" draw:transform="rotate (-1.57079632679579) translate (19.9cm 4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4.05cm" svg:height="0.6cm" svg:x="15.5cm" svg:y="4.95cm">
          <text:p text:style-name="P2"><text:span text:style-name="T1">x MEM_CNT x (2-MEM_CTL.B/W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22:23:19</dc:date>
    <meta:editing-duration>PT07H51M26S</meta:editing-duration>
    <meta:editing-cycles>32</meta:editing-cycles>
    <meta:generator>OpenOffice.org/3.1$Unix OpenOffice.org_project/310m21$Build-931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